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1f4"/>
    </style:style>
    <style:style style:name="P2" style:family="paragraph" style:parent-style-name="Standard">
      <style:text-properties officeooo:rsid="000d51f4" officeooo:paragraph-rsid="000fba9c"/>
    </style:style>
    <style:style style:name="P3" style:family="paragraph" style:parent-style-name="Standard">
      <style:text-properties officeooo:rsid="000d51f4" officeooo:paragraph-rsid="001b48ea"/>
    </style:style>
    <style:style style:name="P4" style:family="paragraph" style:parent-style-name="Standard" style:list-style-name="L1">
      <style:text-properties officeooo:rsid="000d51f4" officeooo:paragraph-rsid="001c0e41"/>
    </style:style>
    <style:style style:name="P5" style:family="paragraph" style:parent-style-name="Standard">
      <style:text-properties officeooo:rsid="000d51f4" officeooo:paragraph-rsid="001d3282"/>
    </style:style>
    <style:style style:name="P6" style:family="paragraph" style:parent-style-name="Standard">
      <style:text-properties officeooo:paragraph-rsid="00107b03"/>
    </style:style>
    <style:style style:name="P7" style:family="paragraph" style:parent-style-name="Standard">
      <style:text-properties officeooo:rsid="0010cdbb"/>
    </style:style>
    <style:style style:name="P8" style:family="paragraph" style:parent-style-name="Standard">
      <style:text-properties officeooo:paragraph-rsid="0010cdbb"/>
    </style:style>
    <style:style style:name="P9" style:family="paragraph" style:parent-style-name="Standard">
      <style:text-properties officeooo:paragraph-rsid="00114a09"/>
    </style:style>
    <style:style style:name="P10" style:family="paragraph" style:parent-style-name="Standard">
      <style:text-properties officeooo:paragraph-rsid="0012c72f"/>
    </style:style>
    <style:style style:name="P11" style:family="paragraph" style:parent-style-name="Standard">
      <style:text-properties officeooo:paragraph-rsid="00147fea"/>
    </style:style>
    <style:style style:name="P12" style:family="paragraph" style:parent-style-name="Standard">
      <style:paragraph-properties fo:text-align="center" style:justify-single-word="false"/>
      <style:text-properties officeooo:rsid="0019c55c" officeooo:paragraph-rsid="0019c55c"/>
    </style:style>
    <style:style style:name="P13" style:family="paragraph" style:parent-style-name="Standard">
      <style:text-properties officeooo:rsid="001b48ea" officeooo:paragraph-rsid="001b48ea"/>
    </style:style>
    <style:style style:name="P14" style:family="paragraph" style:parent-style-name="Standard">
      <style:text-properties officeooo:paragraph-rsid="001b48ea"/>
    </style:style>
    <style:style style:name="P15" style:family="paragraph" style:parent-style-name="Standard">
      <style:text-properties officeooo:rsid="001c0e41" officeooo:paragraph-rsid="001c0e41"/>
    </style:style>
    <style:style style:name="P16" style:family="paragraph" style:parent-style-name="Standard" style:list-style-name="L1">
      <style:text-properties officeooo:rsid="001c0e41" officeooo:paragraph-rsid="001c0e41"/>
    </style:style>
    <style:style style:name="P17" style:family="paragraph" style:parent-style-name="Standard" style:list-style-name="L1">
      <style:text-properties officeooo:paragraph-rsid="001c0e41"/>
    </style:style>
    <style:style style:name="P18" style:family="paragraph" style:parent-style-name="Standard">
      <style:text-properties officeooo:rsid="001d3282" officeooo:paragraph-rsid="001d3282"/>
    </style:style>
    <style:style style:name="P19" style:family="paragraph" style:parent-style-name="Standard">
      <style:text-properties officeooo:paragraph-rsid="001d3282"/>
    </style:style>
    <style:style style:name="T1" style:family="text">
      <style:text-properties officeooo:rsid="000d51f4"/>
    </style:style>
    <style:style style:name="T2" style:family="text">
      <style:text-properties officeooo:rsid="000ea44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ea444"/>
    </style:style>
    <style:style style:name="T5" style:family="text">
      <style:text-properties style:text-position="sub 58%" officeooo:rsid="000fba9c"/>
    </style:style>
    <style:style style:name="T6" style:family="text">
      <style:text-properties style:text-position="sub 58%" officeooo:rsid="00107b03"/>
    </style:style>
    <style:style style:name="T7" style:family="text">
      <style:text-properties style:text-position="sub 58%" officeooo:rsid="0010cdbb"/>
    </style:style>
    <style:style style:name="T8" style:family="text">
      <style:text-properties style:text-position="sub 58%" officeooo:rsid="00114a09"/>
    </style:style>
    <style:style style:name="T9" style:family="text">
      <style:text-properties style:text-position="sub 58%" officeooo:rsid="0012c72f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fba9c"/>
    </style:style>
    <style:style style:name="T12" style:family="text">
      <style:text-properties style:text-position="0% 100%" officeooo:rsid="00107b03"/>
    </style:style>
    <style:style style:name="T13" style:family="text">
      <style:text-properties style:text-position="0% 100%" officeooo:rsid="0010cdbb"/>
    </style:style>
    <style:style style:name="T14" style:family="text">
      <style:text-properties style:text-position="0% 100%" officeooo:rsid="00114a09"/>
    </style:style>
    <style:style style:name="T15" style:family="text">
      <style:text-properties style:text-position="0% 100%" officeooo:rsid="0012c72f"/>
    </style:style>
    <style:style style:name="T16" style:family="text">
      <style:text-properties style:text-position="0% 100%" officeooo:rsid="00147fea"/>
    </style:style>
    <style:style style:name="T17" style:family="text">
      <style:text-properties style:text-position="0% 100%" officeooo:rsid="00152c7f"/>
    </style:style>
    <style:style style:name="T18" style:family="text">
      <style:text-properties style:text-position="0% 100%" officeooo:rsid="001c0e41"/>
    </style:style>
    <style:style style:name="T19" style:family="text">
      <style:text-properties style:text-position="0% 100%" officeooo:rsid="000d51f4"/>
    </style:style>
    <style:style style:name="T20" style:family="text">
      <style:text-properties style:text-position="0% 100%" officeooo:rsid="001d3282"/>
    </style:style>
    <style:style style:name="T21" style:family="text">
      <style:text-properties officeooo:rsid="000fba9c"/>
    </style:style>
    <style:style style:name="T22" style:family="text">
      <style:text-properties officeooo:rsid="00107b03"/>
    </style:style>
    <style:style style:name="T23" style:family="text">
      <style:text-properties officeooo:rsid="001c0e41"/>
    </style:style>
    <style:style style:name="T24" style:family="text">
      <style:text-properties officeooo:rsid="001d32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actice Problem 1<text:line-break/>for Probabilistic Paths</text:p>
      <text:p text:style-name="P12">by Sven Nilsen, 2017</text:p>
      <text:p text:style-name="P1"/>
      <text:p text:style-name="P13">Probabilistic paths can be very difficult to wrap your head around, so here is a problem that you can practice on. The `inc` function is a very simple function that just increases a number:</text:p>
      <text:p text:style-name="P3"><text:tab/></text:p>
      <text:p text:style-name="P3"><text:tab/><text:span text:style-name="T2">inc := \(x : nat) = x + 1</text:span></text:p>
      <text:p text:style-name="P1"/>
      <text:p text:style-name="P13">Prove that the probabilistic symmetric path of `inc[even]` is equal to:</text:p>
      <text:p text:style-name="P1"/>
      <text:p text:style-name="P3"><text:tab/>inc[even]<text:span text:style-name="T3">p</text:span> := \([e<text:span text:style-name="T3">0</text:span>, e<text:span text:style-name="T3">1</text:span>] : [bool] ∧ [len] 2, [p<text:span text:style-name="T3">0</text:span>] : [real] ∧ [len] 1) =</text:p>
      <text:p text:style-name="P14"><text:tab/><text:tab/><text:span text:style-name="T21">if e</text:span><text:span text:style-name="T5">1</text:span><text:span text:style-name="T11"> == e</text:span><text:span text:style-name="T5">0</text:span><text:span text:style-name="T21"> { 0 } else { 1 } · (2p</text:span><text:span text:style-name="T5">0</text:span><text:span text:style-name="T21"> – 1) +</text:span></text:p>
      <text:p text:style-name="P3"><text:tab/><text:tab/><text:span text:style-name="T11">0.5 · (1 – (2p</text:span><text:span text:style-name="T5">0</text:span><text:span text:style-name="T11"> – 1))</text:span></text:p>
      <text:p text:style-name="P1"/>
      <text:p text:style-name="P18">Testing:</text:p>
      <text:p text:style-name="P18"/>
      <text:p text:style-name="P18"><text:tab/>inc[even]<text:span text:style-name="T3">p</text:span>([<text:span text:style-name="T22">true</text:span>, <text:span text:style-name="T12">true</text:span>], [<text:span text:style-name="T22">1</text:span>]) = <text:span text:style-name="T22">0 + </text:span><text:span text:style-name="T12">0 = 0</text:span></text:p>
      <text:p text:style-name="P19"><text:tab/>inc[even]<text:span text:style-name="T3">p</text:span>([<text:span text:style-name="T22">true</text:span>, <text:span text:style-name="T22">true</text:span>], [<text:span text:style-name="T22">0</text:span>]) = <text:span text:style-name="T22">0 + </text:span><text:span text:style-name="T12">1 = 1</text:span></text:p>
      <text:p text:style-name="P19"><text:span text:style-name="T12"><text:tab/>inc[even]</text:span><text:span text:style-name="T6">p</text:span><text:span text:style-name="T12">([true, false], [1]) = </text:span><text:span text:style-name="T22">1 + </text:span><text:span text:style-name="T12">0 = 1</text:span></text:p>
      <text:p text:style-name="P19"><text:span text:style-name="T12"><text:tab/>inc[even]</text:span><text:span text:style-name="T6">p</text:span><text:span text:style-name="T12">([true, false], [0]) = </text:span>-<text:span text:style-name="T22">1 + </text:span><text:span text:style-name="T12">1 = 0</text:span></text:p>
      <text:p text:style-name="P18"><text:span text:style-name="T12"><text:tab/>inc[even]</text:span><text:span text:style-name="T6">p</text:span><text:span text:style-name="T12">([false, false], [0.5]) = </text:span><text:span text:style-name="T22">0 +</text:span><text:span text:style-name="T12"> </text:span><text:span text:style-name="T11">0.5 </text:span><text:span text:style-name="T13">= 0.5</text:span></text:p>
      <text:p text:style-name="P5"/>
      <text:p text:style-name="P15">Pro tip: Break the <text:span text:style-name="T24">problem</text:span> into smaller <text:span text:style-name="T24">sub-problems</text:span> and <text:span text:style-name="T24">combine together the solutions.</text:span></text:p>
      <text:p text:style-name="P15"/>
      <text:list xml:id="list8660316972290425189" text:style-name="L1">
        <text:list-item>
          <text:p text:style-name="P17"><text:span text:style-name="T23">Find `∃</text:span><text:span text:style-name="T5">p</text:span><text:span text:style-name="T11">(even · inc)</text:span><text:span text:style-name="T18">`. </text:span></text:p>
        </text:list-item>
        <text:list-item>
          <text:p text:style-name="P16"><text:span text:style-name="T10">Find `</text:span><text:span text:style-name="T19">∃</text:span><text:span text:style-name="T5">p</text:span><text:span text:style-name="T11">(even · inc){[even] e}</text:span><text:span text:style-name="T10">` by combining two cases.</text:span></text:p>
          <text:list>
            <text:list-item>
              <text:p text:style-name="P4"><text:span text:style-name="T18">Find `</text:span><text:span text:style-name="T10">∃</text:span><text:span text:style-name="T5">p</text:span><text:span text:style-name="T11">(even · inc){[even] true}</text:span><text:span text:style-name="T18">`.</text:span></text:p>
            </text:list-item>
            <text:list-item>
              <text:p text:style-name="P16"><text:span text:style-name="T10">Find `</text:span><text:span text:style-name="T19">∃</text:span><text:span text:style-name="T5">p</text:span><text:span text:style-name="T11">(even · inc){[even] false}</text:span><text:span text:style-name="T10">`.</text:span></text:p>
            </text:list-item>
          </text:list>
        </text:list-item>
        <text:list-item>
          <text:p text:style-name="P16"><text:span text:style-name="T10">Find `</text:span><text:span text:style-name="T11">∃</text:span><text:span text:style-name="T5">p</text:span><text:span text:style-name="T11">even</text:span><text:span text:style-name="T10">`.</text:span></text:p>
        </text:list-item>
        <text:list-item>
          <text:p text:style-name="P16"><text:span text:style-name="T10">Simplify `</text:span><text:span text:style-name="T11">(p</text:span><text:span text:style-name="T5">0</text:span><text:span text:style-name="T11"> - (∃</text:span><text:span text:style-name="T5">p</text:span><text:span text:style-name="T11">even)(e</text:span><text:span text:style-name="T5">0</text:span><text:span text:style-name="T11">)) / (1 - (∃</text:span><text:span text:style-name="T5">p</text:span><text:span text:style-name="T11">even)(e</text:span><text:span text:style-name="T5">0</text:span><text:span text:style-name="T11">))</text:span><text:span text:style-name="T10">` by using `</text:span><text:span text:style-name="T11">∃</text:span><text:span text:style-name="T5">p</text:span><text:span text:style-name="T11">even</text:span><text:span text:style-name="T10">`.</text:span></text:p>
        </text:list-item>
        <text:list-item>
          <text:p text:style-name="P16"><text:span text:style-name="T10">Combine all the above by putting them into the definition of a probabilistic path.</text:span></text:p>
        </text:list-item>
      </text:list>
      <text:p text:style-name="P1"/>
      <text:p text:style-name="P18">Now, try something harder. This requires more creativity, e.g. making tables:</text:p>
      <text:p text:style-name="P18"/>
      <text:p text:style-name="P18"><text:tab/><text:span text:style-name="T13">inc{(&lt; 10)}[even → (&gt; 3)]</text:span><text:span text:style-name="T7">p</text:span><text:span text:style-name="T13"> := \([b</text:span><text:span text:style-name="T7">0</text:span><text:span text:style-name="T13">, b</text:span><text:span text:style-name="T7">1</text:span><text:span text:style-name="T13">] : [bool] ∧ [len] 2, [p</text:span><text:span text:style-name="T7">0</text:span><text:span text:style-name="T13">] : [real] ∧ [len] 1) =</text:span></text:p>
      <text:p text:style-name="P19"><text:span text:style-name="T13"><text:tab/><text:tab/></text:span><text:span text:style-name="T15">0.7 · </text:span><text:span text:style-name="T16">(1 </text:span><text:span text:style-name="T15">–</text:span><text:span text:style-name="T16"> </text:span><text:span text:style-name="T15">(2p</text:span><text:span text:style-name="T9">0</text:span><text:span text:style-name="T15"> – 1)</text:span><text:span text:style-name="T16">)</text:span><text:span text:style-name="T15"> +</text:span></text:p>
      <text:p text:style-name="P18"><text:span text:style-name="T13"><text:tab/><text:tab/></text:span><text:span text:style-name="T15">if b</text:span><text:span text:style-name="T9">0</text:span><text:span text:style-name="T15"> { if b</text:span><text:span text:style-name="T9">1</text:span><text:span text:style-name="T15"> { 0.6 } else { 0.4 } } else { if b</text:span><text:span text:style-name="T9">1</text:span><text:span text:style-name="T15"> { 0.8 } else { 0.2 } } · (2p</text:span><text:span text:style-name="T9">0</text:span><text:span text:style-name="T15"> – 1)</text:span></text:p>
      <text:p text:style-name="P7"><text:span text:style-name="T10"/></text:p>
      <text:p text:style-name="P18"><text:span text:style-name="T10">Testing:</text:span></text:p>
      <text:p text:style-name="P18"><text:span text:style-name="T10"/></text:p>
      <text:p text:style-name="P18"><text:span text:style-name="T10"><text:tab/></text:span><text:span text:style-name="T13">inc{(&lt; 10)}[even → (&gt; 3)]</text:span><text:span text:style-name="T7">p</text:span><text:span text:style-name="T13">([</text:span><text:span text:style-name="T15">true</text:span><text:span text:style-name="T13">, </text:span><text:span text:style-name="T15">true</text:span><text:span text:style-name="T13">], [</text:span><text:span text:style-name="T15">1</text:span><text:span text:style-name="T13">]) </text:span><text:span text:style-name="T16">= 0</text:span><text:span text:style-name="T15"> +</text:span><text:span text:style-name="T13"> </text:span><text:span text:style-name="T16">0.6 = 0.6</text:span></text:p>
      <text:p text:style-name="P18"><text:span text:style-name="T13"><text:tab/>inc{(&lt; 10)}[even → (&gt; 3)]</text:span><text:span text:style-name="T7">p</text:span><text:span text:style-name="T13">([</text:span><text:span text:style-name="T16">true</text:span><text:span text:style-name="T13">, </text:span><text:span text:style-name="T16">true</text:span><text:span text:style-name="T13">], [</text:span><text:span text:style-name="T16">0</text:span><text:span text:style-name="T13">]) = </text:span><text:span text:style-name="T17">1.4</text:span><text:span text:style-name="T15"> + </text:span><text:span text:style-name="T13">-</text:span><text:span text:style-name="T16">0.6 </text:span><text:span text:style-name="T17">= 0.8</text:span></text:p>
      <text:p text:style-name="P18"><text:span text:style-name="T17"/></text:p>
      <text:p text:style-name="P19"><text:span text:style-name="T20">Pro tip: Notice the constraint `</text:span><text:span text:style-name="T13">{(&lt; 10)}</text:span><text:span text:style-name="T20">` is static. </text:span><text:span text:style-name="T17">A</text:span><text:span text:style-name="T20">s before, break it down and combine the solu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21:50:19.707559000</meta:creation-date>
    <dc:date>2017-07-19T23:31:29.785384000</dc:date>
    <meta:editing-duration>PT9M56S</meta:editing-duration>
    <meta:editing-cycles>1</meta:editing-cycles>
    <meta:document-statistic meta:table-count="0" meta:image-count="0" meta:object-count="0" meta:page-count="1" meta:paragraph-count="31" meta:word-count="326" meta:character-count="1649" meta:non-whitespace-character-count="1334"/>
    <meta:generator>LibreOffice/5.1.2.2$MacOSX_X86_64 LibreOffice_project/d3bf12ecb743fc0d20e0be0c58ca359301eb705f</meta:generator>
  </office:meta>
</office:document-meta>
</file>